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494949"/>
    </style:style>
    <style:style style:name="P2" style:family="paragraph" style:parent-style-name="Text_20_body">
      <style:paragraph-properties fo:text-align="center" style:justify-single-word="false"/>
      <style:text-properties fo:color="#494949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fo:font-size="12pt"/>
    </style:style>
    <style:style style:name="T2" style:family="text">
      <style:text-properties fo:font-size="18pt"/>
    </style:style>
    <style:style style:name="T3" style:family="text">
      <style:text-properties style:font-size-asian="12pt"/>
    </style:style>
    <style:style style:name="T4" style:family="text">
      <style:text-properties style:font-size-asian="18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++ stl栈容器stack用法介绍</text:h>
      <text:p text:style-name="P3">2017年03月27日 08:49:44 <text:a xlink:type="simple" xlink:href="https://me.csdn.net/lyj2014211626" office:target-frame-name="_blank" xlink:show="new" text:style-name="Internet_20_link" text:visited-style-name="Visited_20_Internet_20_Link">lyj2014211626</text:a> 阅读数 29053更多 </text:p>
      <text:p text:style-name="P3">分类专栏： <text:a xlink:type="simple" xlink:href="https://blog.csdn.net/lyj2014211626/article/category/6781818" office:target-frame-name="_blank" xlink:show="new" text:style-name="Internet_20_link" text:visited-style-name="Visited_20_Internet_20_Link">C/C++常用库函数表以及姿势点 </text:a></text:p>
      <text:section text:style-name="Sect1" text:name="article_content">
        <text:p text:style-name="P3">版权声明：本文为博主原创文章，遵循<text:a xlink:type="simple" xlink:href="http://creativecommons.org/licenses/by-sa/4.0/" office:target-frame-name="_blank" xlink:show="new" text:style-name="Internet_20_link" text:visited-style-name="Visited_20_Internet_20_Link"> CC 4.0 BY-SA </text:a>版权协议，转载请附上原文出处链接和本声明。 </text:p>
        <text:p text:style-name="P3">本文链接：<text:a xlink:type="simple" xlink:href="https://blog.csdn.net/lyj2014211626/article/details/66967761" text:style-name="Internet_20_link" text:visited-style-name="Visited_20_Internet_20_Link">https://blog.csdn.net/lyj2014211626/article/details/66967761</text:a> </text:p>
        <text:section text:style-name="Sect1" text:name="content_views">
          <text:p text:style-name="P2"><text:span text:style-name="T2">stack</text:span><text:span text:style-name="T4">堆栈容器</text:span></text:p>
          <text:p text:style-name="P1"><text:span text:style-name="T3">堆栈是一个线性表，插入和删除只在表的一端进行。这一端称为栈顶</text:span><text:span text:style-name="T1">(Stack Top)</text:span><text:span text:style-name="T3">，另一端则为栈底</text:span><text:span text:style-name="T1">(Stack Bottom)</text:span><text:span text:style-name="T3">。堆栈的元素插入称为入栈，元素的删除称为出栈。由于元素的入栈和出栈总在栈顶进行，因此，堆栈是一个后进先出</text:span><text:span text:style-name="T1">(Last In First Out)</text:span><text:span text:style-name="T3">表，即 </text:span><text:span text:style-name="T1">LIFO </text:span><text:span text:style-name="T3">表。</text:span><text:span text:style-name="T1"><text:line-break/>    C++ STL </text:span><text:span text:style-name="T3">的堆栈泛化是直接通过现有的序列容器来实现的，默认使用双端队列</text:span><text:span text:style-name="T1">deque</text:span><text:span text:style-name="T3">的数据结构，当然，可以采用其他线性结构（</text:span><text:span text:style-name="T1">vector </text:span><text:span text:style-name="T3">或 </text:span><text:span text:style-name="T1">list</text:span><text:span text:style-name="T3">等），只要提供堆栈的入栈、出栈、栈顶元素访问和判断是否为空的操作即可。由于堆栈的底层使用的是其他容器，因此，堆栈可看做是一种适配器，将一种容器转换为另一种容器</text:span><text:span text:style-name="T1">(</text:span><text:span text:style-name="T3">堆栈容器</text:span><text:span text:style-name="T1">)</text:span><text:span text:style-name="T3">。</text:span><text:span text:style-name="T1"><text:line-break/>    </text:span><text:span text:style-name="T3">为了严格遵循堆栈的数据后进先出原则，</text:span><text:span text:style-name="T1">stack </text:span><text:span text:style-name="T3">不提供元素的任何迭代器操作，因此，</text:span><text:span text:style-name="T1">stack </text:span><text:span text:style-name="T3">容器也就不会向外部提供可用的前向或反向迭代器类型。</text:span><text:span text:style-name="T1"><text:line-break/>    stack</text:span><text:span text:style-name="T3">堆栈容器的</text:span><text:span text:style-name="T1">C++</text:span><text:span text:style-name="T3">标准头文件为 </text:span><text:span text:style-name="T1">stack </text:span><text:span text:style-name="T3">，必须用宏语句 </text:span><text:span text:style-name="T1">"#include &lt;stack&gt;" </text:span><text:span text:style-name="T3">包含进来，才可对 </text:span><text:span text:style-name="T1">stack </text:span><text:span text:style-name="T3">堆栈的程序进行编译。</text:span><text:span text:style-name="T1"><text:line-break/>   </text:span></text:p>
          <text:p text:style-name="P1"><text:span text:style-name="T3">创建 </text:span><text:span text:style-name="T1">stack </text:span><text:span text:style-name="T3">对象</text:span><text:span text:style-name="T1"><text:line-break/></text:span><text:span text:style-name="T3">使用堆栈前，先要利用构造函数进行初始化，创建一个堆栈对象，以进行元素的入栈、出栈等操作。</text:span><text:span text:style-name="T1"><text:line-break/>1.    stack()<text:line-break/>    </text:span><text:span text:style-name="T3">默认构造函数，创建一个空的 </text:span><text:span text:style-name="T1">stack </text:span><text:span text:style-name="T3">对象。</text:span><text:span text:style-name="T1"><text:line-break/>    </text:span><text:span text:style-name="T3">例如，下面一行代码使用默认的 </text:span><text:span text:style-name="T1">deque </text:span><text:span text:style-name="T3">为底层容器，创建一个空的堆栈对象 </text:span><text:span text:style-name="T1">s </text:span><text:span text:style-name="T3">。</text:span><text:span text:style-name="T1"><text:line-break/>    stack&lt;int&gt;  s;<text:line-break/>    <text:line-break/>2.    stack(const stack&amp;)<text:line-break/>    </text:span><text:span text:style-name="T3">复制构造函数，用一个 </text:span><text:span text:style-name="T1">stack </text:span><text:span text:style-name="T3">堆栈创建一个新的堆栈。</text:span><text:span text:style-name="T1"><text:line-break/>    </text:span><text:span text:style-name="T3">例如，下面的代码利用 </text:span><text:span text:style-name="T1">s1 </text:span><text:span text:style-name="T3">，创建一个以双向链表为底层容器的空堆栈对象 </text:span><text:span text:style-name="T1">s2 </text:span><text:span text:style-name="T3">。</text:span><text:span text:style-name="T1"><text:line-break/>    // stack&lt;int, list&lt;int&gt; &gt;   s1;<text:line-break/>    stack&lt;int, list&lt;int&gt; &gt;   s2(s1);<text:line-break/>    </text:span></text:p>
          <text:p text:style-name="P1"><text:soft-page-break/><text:span text:style-name="T1"><text:line-break/></text:span><text:span text:style-name="T3">元素入栈</text:span><text:span text:style-name="T1"><text:line-break/>    stack</text:span><text:span text:style-name="T3">堆栈容器的元素入栈函数为 </text:span><text:span text:style-name="T1">push </text:span><text:span text:style-name="T3">函数。由于 </text:span><text:span text:style-name="T1">C++ STL </text:span><text:span text:style-name="T3">的堆栈函数是不预设大小的，因此，入栈函数就不考虑堆栈空间是否为满，均将元素压入堆栈，从而函数没有标明入栈成功与否的返回值。</text:span><text:span text:style-name="T1"><text:line-break/>    </text:span><text:span text:style-name="T3">如下是他的使用原型：</text:span><text:span text:style-name="T1"><text:line-break/>    void  push(const value_type&amp; x)<text:line-break/>    <text:line-break/>    <text:line-break/></text:span><text:span text:style-name="T3">元素出栈</text:span><text:span text:style-name="T1"><text:line-break/>    stack</text:span><text:span text:style-name="T3">容器的元素出栈函数为 </text:span><text:span text:style-name="T1">pop </text:span><text:span text:style-name="T3">函数，由于函数并没有判断堆栈是否为空，才进行元素的弹出，因此，需要自行判断堆栈是否为空，才可执行 </text:span><text:span text:style-name="T1">pop </text:span><text:span text:style-name="T3">函数。</text:span><text:span text:style-name="T1"><text:line-break/>    void pop()<text:line-break/>    <text:line-break/>    </text:span><text:span text:style-name="T3">下面的示例代码，将堆栈的所有元素全部出栈</text:span><text:span text:style-name="T1"><text:line-break/>    // stack&lt;int&gt;  s;<text:line-break/>    while(!s.empty())<text:line-break/>    { <text:line-break/>        s.pop();// </text:span><text:span text:style-name="T3">出栈</text:span><text:span text:style-name="T1"><text:line-break/>    }<text:line-break/>    <text:line-break/>    <text:line-break/></text:span><text:span text:style-name="T3">取栈顶元素</text:span><text:span text:style-name="T1"><text:line-break/>    stack</text:span><text:span text:style-name="T3">容器的栈顶元素的读取函数为 </text:span><text:span text:style-name="T1">pop </text:span><text:span text:style-name="T3">函数，将取出最后入栈的元素，如下是它的使用原型</text:span><text:span text:style-name="T1"><text:line-break/>    value_type&amp;  top()<text:line-break/><text:line-break/></text:span><text:span text:style-name="T3">堆栈非空判断</text:span><text:span text:style-name="T1"><text:line-break/>    </text:span><text:span text:style-name="T3">随着堆栈元素不断出栈，堆栈可能会出现空的情况，因此，一般需要调用 </text:span><text:span text:style-name="T1">empty </text:span><text:span text:style-name="T3">函数判断是否非空，才作元素出栈和取栈顶元素的操作。</text:span><text:span text:style-name="T1"><text:line-break/>    bool  empty()<text:line-break/>    </text:span><text:span text:style-name="T3">判断堆栈是否为空，返回 </text:span><text:span text:style-name="T1">true </text:span><text:span text:style-name="T3">表示堆栈已空，</text:span><text:span text:style-name="T1">false </text:span><text:span text:style-name="T3">表示堆栈非空。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2:44:37.447435249</meta:creation-date>
    <dc:date>2019-09-12T12:45:05.417756270</dc:date>
    <meta:editing-duration>PT29S</meta:editing-duration>
    <meta:editing-cycles>1</meta:editing-cycles>
    <meta:document-statistic meta:table-count="0" meta:image-count="0" meta:object-count="0" meta:page-count="2" meta:paragraph-count="9" meta:word-count="951" meta:character-count="1649" meta:non-whitespace-character-count="1368"/>
    <meta:generator>LibreOffice/5.1.6.2$Linux_X86_64 LibreOffice_project/10m0$Build-2</meta:generator>
  </office:meta>
</office:document-meta>
</file>